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65cm"/>
    </style:style>
    <style:style style:name="gr2" style:family="graphic" style:parent-style-name="standard">
      <style:graphic-properties draw:textarea-horizontal-align="justify" draw:textarea-vertical-align="middle" draw:auto-grow-height="false" fo:min-height="1.306cm" fo:min-width="1.198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standard">
      <style:graphic-properties svg:stroke-color="#0066b3" draw:fill-color="#ffffff" draw:textarea-horizontal-align="justify" draw:textarea-vertical-align="middle" draw:auto-grow-height="false" fo:min-height="6.95cm" fo:min-width="6.8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cm" svg:height="3.9cm" svg:x="4.7cm" svg:y="4.8cm">
          <draw:text-box>
            <text:p/>
          </draw:text-box>
        </draw:frame>
        <draw:custom-shape draw:style-name="gr2" draw:text-style-name="P2" draw:layer="layout" svg:width="2.4cm" svg:height="2.2cm" svg:x="4.2cm" svg:y="5cm">
          <text:p text:style-name="P2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2.5cm" svg:x="9.6cm" svg:y="4.9cm">
          <text:p text:style-name="P2">FE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cm" svg:height="1.199cm" svg:x="7.2cm" svg:y="5.3cm">
          <draw:text-box>
            <text:p text:style-name="P3"><text:span text:style-name="T1">Query</text:span></text:p>
          </draw:text-box>
        </draw:frame>
        <draw:custom-shape draw:style-name="gr5" draw:text-style-name="P5" draw:layer="layout" svg:width="7.3cm" svg:height="7.2cm" svg:x="14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2.2cm" svg:x="14.701cm" svg:y="3.0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8.301cm" svg:y="4.6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5.402cm" svg:y="7.0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3cm" svg:height="1.199cm" svg:x="11.7cm" svg:y="3.501cm">
          <draw:text-box>
            <text:p text:style-name="P3"><text:span text:style-name="T1">queryRequest, frontEndTS</text:span></text:p>
          </draw:text-box>
        </draw:frame>
        <draw:frame draw:style-name="gr4" draw:text-style-name="P4" draw:layer="layout" svg:width="3.3cm" svg:height="1.199cm" svg:x="12.3cm" svg:y="5.302cm">
          <draw:text-box>
            <text:p text:style-name="P3"><text:span text:style-name="T1">queryReturn, backEndTS</text:span></text:p>
          </draw:text-box>
        </draw:frame>
        <draw:frame draw:style-name="gr6" draw:text-style-name="P4" draw:layer="layout" svg:width="3.6cm" svg:height="0.8cm" svg:x="6.4cm" svg:y="6.2cm">
          <draw:text-box>
            <text:p text:style-name="P3"><text:span text:style-name="T1">Value </text:span><text:span text:style-name="T1">(Ratin</text:span><text:span text:style-name="T1">g)</text:span></text:p>
          </draw:text-box>
        </draw:frame>
        <draw:frame draw:style-name="gr1" draw:text-style-name="P1" draw:layer="layout" svg:width="5.1cm" svg:height="3.9cm" svg:x="4.7cm" svg:y="12.8cm">
          <draw:text-box>
            <text:p/>
          </draw:text-box>
        </draw:frame>
        <draw:custom-shape draw:style-name="gr2" draw:text-style-name="P2" draw:layer="layout" svg:width="2.4cm" svg:height="2.2cm" svg:x="4.2cm" svg:y="13cm">
          <text:p text:style-name="P2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2.5cm" svg:x="9.6cm" svg:y="12.9cm">
          <text:p text:style-name="P2">FE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9cm" svg:height="1.199cm" svg:x="7.1cm" svg:y="13.3cm">
          <draw:text-box>
            <text:p text:style-name="P3"><text:span text:style-name="T1">Update</text:span></text:p>
          </draw:text-box>
        </draw:frame>
        <draw:custom-shape draw:style-name="gr5" draw:text-style-name="P5" draw:layer="layout" svg:width="7.3cm" svg:height="7.2cm" svg:x="14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2.2cm" svg:x="14.701cm" svg:y="11.0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8.301cm" svg:y="12.601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5.402cm" svg:y="15.002cm">
          <text:p text:style-name="P2">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7cm" svg:height="1.199cm" svg:x="11.3cm" svg:y="11.501cm">
          <draw:text-box>
            <text:p text:style-name="P3"><text:span text:style-name="T1">updateRequest, frontEndTS</text:span></text:p>
          </draw:text-box>
        </draw:frame>
        <draw:frame draw:style-name="gr4" draw:text-style-name="P4" draw:layer="layout" svg:width="3.3cm" svg:height="1.673cm" svg:x="12.3cm" svg:y="13.302cm">
          <draw:text-box>
            <text:p text:style-name="P3"><text:span text:style-name="T1">ts (unique timestamp for update)</text:span></text:p>
          </draw:text-box>
        </draw:frame>
        <draw:line draw:style-name="gr7" draw:text-style-name="P6" draw:layer="layout" svg:x1="6.6cm" svg:y1="6.1cm" svg:x2="9.6cm" svg:y2="6.1cm">
          <text:p text:style-name="P2"/>
        </draw:line>
        <draw:line draw:style-name="gr8" draw:text-style-name="P6" draw:layer="layout" svg:x1="12.4cm" svg:y1="4.9cm" svg:x2="14.7cm" svg:y2="4.5cm">
          <text:p/>
        </draw:line>
        <draw:line draw:style-name="gr8" draw:text-style-name="P6" draw:layer="layout" svg:x1="14.6cm" svg:y1="4.9cm" svg:x2="12.3cm" svg:y2="5.3cm">
          <text:p/>
        </draw:line>
        <draw:line draw:style-name="gr8" draw:text-style-name="P6" draw:layer="layout" svg:x1="12.4cm" svg:y1="12.965cm" svg:x2="14.7cm" svg:y2="12.565cm">
          <text:p/>
        </draw:line>
        <draw:line draw:style-name="gr8" draw:text-style-name="P6" draw:layer="layout" svg:x1="14.601cm" svg:y1="12.935cm" svg:x2="12.301cm" svg:y2="13.335cm">
          <text:p/>
        </draw:line>
        <draw:line draw:style-name="gr7" draw:text-style-name="P6" draw:layer="layout" svg:x1="6.6cm" svg:y1="14.1cm" svg:x2="9.6cm" svg:y2="1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5:26:38.266565141</meta:creation-date>
    <dc:date>2019-03-05T16:37:00.325411148</dc:date>
    <meta:editing-duration>PT16M17S</meta:editing-duration>
    <meta:editing-cycles>1</meta:editing-cycles>
    <meta:generator>LibreOffice/6.0.7.3$Linux_X86_64 LibreOffice_project/00m0$Build-3</meta:generator>
    <meta:document-statistic meta:object-count="27"/>
  </office:meta>
</office:document-meta>
</file>